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2ef" officeooo:paragraph-rsid="000842ef"/>
    </style:style>
    <style:style style:name="P2" style:family="paragraph" style:parent-style-name="Standard">
      <style:text-properties officeooo:rsid="000842ef" officeooo:paragraph-rsid="000b4ea7"/>
    </style:style>
    <style:style style:name="P3" style:family="paragraph" style:parent-style-name="Standard">
      <style:text-properties officeooo:rsid="000a2d75" officeooo:paragraph-rsid="000daa5e"/>
    </style:style>
    <style:style style:name="P4" style:family="paragraph" style:parent-style-name="Standard">
      <style:text-properties officeooo:paragraph-rsid="000b4ea7"/>
    </style:style>
    <style:style style:name="T1" style:family="text">
      <style:text-properties officeooo:rsid="000842ef"/>
    </style:style>
    <style:style style:name="T2" style:family="text">
      <style:text-properties officeooo:rsid="000b4ea7"/>
    </style:style>
    <style:style style:name="T3" style:family="text">
      <style:text-properties officeooo:rsid="000c568f"/>
    </style:style>
    <style:style style:name="T4" style:family="text">
      <style:text-properties officeooo:rsid="000da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rvey each process by commenting here. <text:span text:style-name="T4">Samples may be extrapolated through b</text:span><text:span text:style-name="T3">atch and </text:span><text:span text:style-name="T4">quarterly reporting.</text:span></text:p>
      <text:p text:style-name="P1"/>
      <text:p text:style-name="P4"><text:span text:style-name="T1">Time </text:span><text:span text:style-name="T2">of </text:span><text:span text:style-name="T1">transportation<text:tab/>______________________________________</text:span></text:p>
      <text:p text:style-name="P2"><text:span text:style-name="T2">cost of transportation</text:span><text:tab/><text:tab/>______________________________________</text:p>
      <text:p text:style-name="P1">Cost per Order<text:tab/><text:tab/>______________________________________</text:p>
      <text:p text:style-name="P2">Order Shipping Time<text:tab/><text:tab/>______________________________________</text:p>
      <text:p text:style-name="P2">Delivery Lead Time<text:tab/><text:tab/>______________________________________</text:p>
      <text:p text:style-name="P2">Fulfillment Accuracy Rate<text:tab/>______________________________________</text:p>
      <text:p text:style-name="P2">Inventory Turnover<text:tab/><text:tab/>______________________________________</text:p>
      <text:p text:style-name="P2">Inventory Accuracy<text:tab/><text:tab/>______________________________________</text:p>
      <text:p text:style-name="P2">Rate of Return and Process<text:tab/>______________________________________</text:p>
      <text:p text:style-name="P2">Average lines per order<text:tab/>______________________________________</text:p>
      <text:p text:style-name="P2">average units per order<text:tab/>______________________________________</text:p>
      <text:p text:style-name="P2">customer satisfaction level<text:tab/>______________________________________</text:p>
      <text:p text:style-name="P2">customer retention rate<text:tab/>______________________________________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5:11:03.320602316</meta:creation-date>
    <dc:date>2021-05-08T12:04:20.624040578</dc:date>
    <meta:editing-duration>PT4M41S</meta:editing-duration>
    <meta:editing-cycles>1</meta:editing-cycles>
    <meta:document-statistic meta:table-count="0" meta:image-count="0" meta:object-count="0" meta:page-count="1" meta:paragraph-count="14" meta:word-count="69" meta:character-count="897" meta:non-whitespace-character-count="836"/>
    <meta:generator>LibreOffice/6.4.6.2$Linux_X86_64 LibreOffice_project/40$Build-2</meta:generator>
  </office:meta>
</office:document-meta>
</file>